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3.19">
            <text:p>23.19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6161870882858">
            <text:p>25.6162</text:p>
          </table:table-cell>
          <table:table-cell table:style-name="ce6" office:value-type="float" office:value="6.842">
            <text:p>6.842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7.55782458206346">
            <text:p>7.5578</text:p>
          </table:table-cell>
          <table:table-cell table:style-name="ce6" office:value-type="float" office:value="23.33">
            <text:p>23.33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5.7708341858434">
            <text:p>25.770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3.19">
            <text:p>23.19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5.3625614735503">
            <text:p>25.3626</text:p>
          </table:table-cell>
          <table:table-cell table:style-name="ce7" table:formula="of:=[.V2]" office:value-type="float" office:value="6.842">
            <text:p>6.842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7.4829946357064">
            <text:p>7.4830</text:p>
          </table:table-cell>
          <table:table-cell table:style-name="ce7" table:formula="of:=[.Y2]" office:value-type="float" office:value="23.33">
            <text:p>23.33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5.5156774117261">
            <text:p>25.515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3.19">
            <text:p>23.19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5.1114470035152">
            <text:p>25.1114</text:p>
          </table:table-cell>
          <table:table-cell table:style-name="ce7" table:formula="of:=[.V3]" office:value-type="float" office:value="6.842">
            <text:p>6.842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7.40890557990732">
            <text:p>7.4089</text:p>
          </table:table-cell>
          <table:table-cell table:style-name="ce7" table:formula="of:=[.Y3]" office:value-type="float" office:value="23.33">
            <text:p>23.33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5.2630469423031">
            <text:p>25.263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3.19">
            <text:p>23.19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8628188153616">
            <text:p>24.8628</text:p>
          </table:table-cell>
          <table:table-cell table:style-name="ce7" table:formula="of:=[.V4]" office:value-type="float" office:value="6.842">
            <text:p>6.842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7.33555007911616">
            <text:p>7.3356</text:p>
          </table:table-cell>
          <table:table-cell table:style-name="ce7" table:formula="of:=[.Y4]" office:value-type="float" office:value="23.33">
            <text:p>23.33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5.0129177646565">
            <text:p>25.012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3.19">
            <text:p>23.19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6166522924372">
            <text:p>24.6167</text:p>
          </table:table-cell>
          <table:table-cell table:style-name="ce7" table:formula="of:=[.V5]" office:value-type="float" office:value="6.842">
            <text:p>6.842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7.26292087041204">
            <text:p>7.2629</text:p>
          </table:table-cell>
          <table:table-cell table:style-name="ce7" table:formula="of:=[.Y5]" office:value-type="float" office:value="23.33">
            <text:p>23.33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4.7652651135213">
            <text:p>24.765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3.19">
            <text:p>23.19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4.372923061819">
            <text:p>24.3729</text:p>
          </table:table-cell>
          <table:table-cell table:style-name="ce7" table:formula="of:=[.V6]" office:value-type="float" office:value="6.842">
            <text:p>6.842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1910107627842">
            <text:p>7.1910</text:p>
          </table:table-cell>
          <table:table-cell table:style-name="ce7" table:formula="of:=[.Y6]" office:value-type="float" office:value="23.33">
            <text:p>23.33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4.520064468833">
            <text:p>24.5201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3.19">
            <text:p>23.19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4.1316069919">
            <text:p>24.1316</text:p>
          </table:table-cell>
          <table:table-cell table:style-name="ce7" table:formula="of:=[.V7]" office:value-type="float" office:value="6.842">
            <text:p>6.842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11981263642">
            <text:p>7.1198</text:p>
          </table:table-cell>
          <table:table-cell table:style-name="ce7" table:formula="of:=[.Y7]" office:value-type="float" office:value="23.33">
            <text:p>23.33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4.2772915533">
            <text:p>24.277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3.19">
            <text:p>23.19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89268019">
            <text:p>23.8927</text:p>
          </table:table-cell>
          <table:table-cell table:style-name="ce7" table:formula="of:=[.V8]" office:value-type="float" office:value="6.842">
            <text:p>6.842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049319442">
            <text:p>7.0493</text:p>
          </table:table-cell>
          <table:table-cell table:style-name="ce7" table:formula="of:=[.Y8]" office:value-type="float" office:value="23.33">
            <text:p>23.33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4.03692233">
            <text:p>24.0369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3.19">
            <text:p>23.19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656119">
            <text:p>23.6561</text:p>
          </table:table-cell>
          <table:table-cell table:style-name="ce7" table:formula="of:=[.V9]" office:value-type="float" office:value="6.842">
            <text:p>6.842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6.9795242">
            <text:p>6.9795</text:p>
          </table:table-cell>
          <table:table-cell table:style-name="ce7" table:formula="of:=[.Y9]" office:value-type="float" office:value="23.33">
            <text:p>23.33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3.798933">
            <text:p>23.7989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3.19">
            <text:p>23.19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3.4219">
            <text:p>23.4219</text:p>
          </table:table-cell>
          <table:table-cell table:style-name="ce7" table:formula="of:=[.V10]" office:value-type="float" office:value="6.842">
            <text:p>6.842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6.91042">
            <text:p>6.9104</text:p>
          </table:table-cell>
          <table:table-cell table:style-name="ce7" table:formula="of:=[.Y10]" office:value-type="float" office:value="23.33">
            <text:p>23.33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3.5633">
            <text:p>23.5633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3.19">
            <text:p>23.19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3.19">
            <text:p>23.1900</text:p>
          </table:table-cell>
          <table:table-cell table:style-name="ce7" table:formula="of:=[.V11]" office:value-type="float" office:value="6.842">
            <text:p>6.842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6.842">
            <text:p>6.8420</text:p>
          </table:table-cell>
          <table:table-cell table:style-name="ce7" table:formula="of:=[.Y11]" office:value-type="float" office:value="23.33">
            <text:p>23.33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3.33">
            <text:p>23.33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3.19">
            <text:p>23.19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960396039604">
            <text:p>22.9604</text:p>
          </table:table-cell>
          <table:table-cell table:style-name="ce7" table:formula="of:=[.V12]" office:value-type="float" office:value="6.842">
            <text:p>6.842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6.77425742574257">
            <text:p>6.7743</text:p>
          </table:table-cell>
          <table:table-cell table:style-name="ce7" table:formula="of:=[.Y12]" office:value-type="float" office:value="23.33">
            <text:p>23.33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3.0990099009901">
            <text:p>23.099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3.19">
            <text:p>23.19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7330653857465">
            <text:p>22.7331</text:p>
          </table:table-cell>
          <table:table-cell table:style-name="ce7" table:formula="of:=[.V13]" office:value-type="float" office:value="6.842">
            <text:p>6.842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6.70718557004215">
            <text:p>6.7072</text:p>
          </table:table-cell>
          <table:table-cell table:style-name="ce7" table:formula="of:=[.Y13]" office:value-type="float" office:value="23.33">
            <text:p>23.33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2.8703068326635">
            <text:p>22.870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3.19">
            <text:p>23.19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5079855304421">
            <text:p>22.5080</text:p>
          </table:table-cell>
          <table:table-cell table:style-name="ce7" table:formula="of:=[.V14]" office:value-type="float" office:value="6.842">
            <text:p>6.842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6.64077779212094">
            <text:p>6.6408</text:p>
          </table:table-cell>
          <table:table-cell table:style-name="ce7" table:formula="of:=[.Y14]" office:value-type="float" office:value="23.33">
            <text:p>23.33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2.6438681511519">
            <text:p>22.643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3.19">
            <text:p>23.19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2.2851341885565">
            <text:p>22.2851</text:p>
          </table:table-cell>
          <table:table-cell table:style-name="ce7" table:formula="of:=[.V15]" office:value-type="float" office:value="6.842">
            <text:p>6.842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6.57502751695143">
            <text:p>6.5750</text:p>
          </table:table-cell>
          <table:table-cell table:style-name="ce7" table:formula="of:=[.Y15]" office:value-type="float" office:value="23.33">
            <text:p>23.33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2.4196714367841">
            <text:p>22.4197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3.19">
            <text:p>23.19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2.0644892956005">
            <text:p>22.0645</text:p>
          </table:table-cell>
          <table:table-cell table:style-name="ce7" table:formula="of:=[.V16]" office:value-type="float" office:value="6.842">
            <text:p>6.842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6.50992823460537">
            <text:p>6.5099</text:p>
          </table:table-cell>
          <table:table-cell table:style-name="ce7" table:formula="of:=[.Y16]" office:value-type="float" office:value="23.33">
            <text:p>23.33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2.1976944918654">
            <text:p>22.1977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3.19">
            <text:p>23.19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8460290055451">
            <text:p>21.8460</text:p>
          </table:table-cell>
          <table:table-cell table:style-name="ce7" table:formula="of:=[.V17]" office:value-type="float" office:value="6.842">
            <text:p>6.842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6.44547349960928">
            <text:p>6.4455</text:p>
          </table:table-cell>
          <table:table-cell table:style-name="ce7" table:formula="of:=[.Y17]" office:value-type="float" office:value="23.33">
            <text:p>23.33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1.9779153384806">
            <text:p>21.9779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3.19">
            <text:p>23.19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6297316886585">
            <text:p>21.6297</text:p>
          </table:table-cell>
          <table:table-cell table:style-name="ce7" table:formula="of:=[.V18]" office:value-type="float" office:value="6.842">
            <text:p>6.842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6.38165693030622">
            <text:p>6.3817</text:p>
          </table:table-cell>
          <table:table-cell table:style-name="ce7" table:formula="of:=[.Y18]" office:value-type="float" office:value="23.33">
            <text:p>23.33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1.7603122163175">
            <text:p>21.7603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3.19">
            <text:p>23.19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1.4155759293648">
            <text:p>21.4156</text:p>
          </table:table-cell>
          <table:table-cell table:style-name="ce7" table:formula="of:=[.V19]" office:value-type="float" office:value="6.842">
            <text:p>6.842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6.31847220822398">
            <text:p>6.3185</text:p>
          </table:table-cell>
          <table:table-cell table:style-name="ce7" table:formula="of:=[.Y19]" office:value-type="float" office:value="23.33">
            <text:p>23.33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1.5448635805123">
            <text:p>21.5449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3.19">
            <text:p>23.19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1.2035405241236">
            <text:p>21.2035</text:p>
          </table:table-cell>
          <table:table-cell table:style-name="ce7" table:formula="of:=[.V20]" office:value-type="float" office:value="6.842">
            <text:p>6.842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25591307744948">
            <text:p>6.2559</text:p>
          </table:table-cell>
          <table:table-cell table:style-name="ce7" table:formula="of:=[.Y20]" office:value-type="float" office:value="23.33">
            <text:p>23.33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1.3315480995172">
            <text:p>21.3315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3.19">
            <text:p>23.19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9936044793303">
            <text:p>20.9936</text:p>
          </table:table-cell>
          <table:table-cell table:style-name="ce7" table:formula="of:=[.V21]" office:value-type="float" office:value="6.842">
            <text:p>6.842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19397334400939">
            <text:p>6.1940</text:p>
          </table:table-cell>
          <table:table-cell table:style-name="ce7" table:formula="of:=[.Y21]" office:value-type="float" office:value="23.33">
            <text:p>23.33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1.1203446529873">
            <text:p>21.120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619">
            <text:p>1.61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78838322104074">
            <text:p>1.7884</text:p>
          </table:table-cell>
          <table:table-cell table:style-name="ce6" office:value-type="float" office:value="1.602">
            <text:p>1.602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76960464490875">
            <text:p>1.7696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619">
            <text:p>1.61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77067645647598">
            <text:p>1.7707</text:p>
          </table:table-cell>
          <table:table-cell table:style-name="ce7" table:formula="of:=[.Y25]" office:value-type="float" office:value="1.602">
            <text:p>1.602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75208380684035">
            <text:p>1.7521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619">
            <text:p>1.61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75314500641186">
            <text:p>1.7531</text:p>
          </table:table-cell>
          <table:table-cell table:style-name="ce7" table:formula="of:=[.Y26]" office:value-type="float" office:value="1.602">
            <text:p>1.602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73473644241618">
            <text:p>1.7347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619">
            <text:p>1.61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73578713506125">
            <text:p>1.7358</text:p>
          </table:table-cell>
          <table:table-cell table:style-name="ce7" table:formula="of:=[.Y27]" office:value-type="float" office:value="1.602">
            <text:p>1.602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71756083407543">
            <text:p>1.717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619">
            <text:p>1.61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71860112382302">
            <text:p>1.7186</text:p>
          </table:table-cell>
          <table:table-cell table:style-name="ce7" table:formula="of:=[.Y28]" office:value-type="float" office:value="1.602">
            <text:p>1.602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7005552812628">
            <text:p>1.7006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619">
            <text:p>1.61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7015852711119">
            <text:p>1.7016</text:p>
          </table:table-cell>
          <table:table-cell table:style-name="ce7" table:formula="of:=[.Y29]" office:value-type="float" office:value="1.602">
            <text:p>1.602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6837181002602">
            <text:p>1.683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619">
            <text:p>1.61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68473789219">
            <text:p>1.6847</text:p>
          </table:table-cell>
          <table:table-cell table:style-name="ce7" table:formula="of:=[.Y30]" office:value-type="float" office:value="1.602">
            <text:p>1.602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66704762402">
            <text:p>1.6670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619">
            <text:p>1.61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668057319">
            <text:p>1.6681</text:p>
          </table:table-cell>
          <table:table-cell table:style-name="ce7" table:formula="of:=[.Y31]" office:value-type="float" office:value="1.602">
            <text:p>1.602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650542202">
            <text:p>1.650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619">
            <text:p>1.61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6515419">
            <text:p>1.6515</text:p>
          </table:table-cell>
          <table:table-cell table:style-name="ce7" table:formula="of:=[.Y32]" office:value-type="float" office:value="1.602">
            <text:p>1.602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6342002">
            <text:p>1.634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619">
            <text:p>1.61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63519">
            <text:p>1.6352</text:p>
          </table:table-cell>
          <table:table-cell table:style-name="ce7" table:formula="of:=[.Y33]" office:value-type="float" office:value="1.602">
            <text:p>1.602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61802">
            <text:p>1.618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619">
            <text:p>1.61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619">
            <text:p>1.6190</text:p>
          </table:table-cell>
          <table:table-cell table:style-name="ce7" table:formula="of:=[.Y34]" office:value-type="float" office:value="1.602">
            <text:p>1.602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602">
            <text:p>1.602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619">
            <text:p>1.619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6029702970297">
            <text:p>1.6030</text:p>
          </table:table-cell>
          <table:table-cell table:style-name="ce7" table:formula="of:=[.Y35]" office:value-type="float" office:value="1.602">
            <text:p>1.602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58613861386139">
            <text:p>1.586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619">
            <text:p>1.619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58709930398981">
            <text:p>1.5871</text:p>
          </table:table-cell>
          <table:table-cell table:style-name="ce7" table:formula="of:=[.Y36]" office:value-type="float" office:value="1.602">
            <text:p>1.602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57043427114989">
            <text:p>1.570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619">
            <text:p>1.61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57138544949486">
            <text:p>1.5714</text:p>
          </table:table-cell>
          <table:table-cell table:style-name="ce7" table:formula="of:=[.Y37]" office:value-type="float" office:value="1.602">
            <text:p>1.602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55488541698009">
            <text:p>1.5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619">
            <text:p>1.61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55582717771768">
            <text:p>1.5558</text:p>
          </table:table-cell>
          <table:table-cell table:style-name="ce7" table:formula="of:=[.Y38]" office:value-type="float" office:value="1.602">
            <text:p>1.602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53949051186147">
            <text:p>1.539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619">
            <text:p>1.61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54042294823533">
            <text:p>1.5404</text:p>
          </table:table-cell>
          <table:table-cell table:style-name="ce7" table:formula="of:=[.Y39]" office:value-type="float" office:value="1.602">
            <text:p>1.602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52424803154601">
            <text:p>1.524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619">
            <text:p>1.61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52517123587656">
            <text:p>1.5252</text:p>
          </table:table-cell>
          <table:table-cell table:style-name="ce7" table:formula="of:=[.Y40]" office:value-type="float" office:value="1.602">
            <text:p>1.602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50915646687724">
            <text:p>1.509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619">
            <text:p>1.61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51007053057085">
            <text:p>1.5101</text:p>
          </table:table-cell>
          <table:table-cell table:style-name="ce7" table:formula="of:=[.Y41]" office:value-type="float" office:value="1.602">
            <text:p>1.602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49421432364083">
            <text:p>1.4942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619">
            <text:p>1.61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9511933719886">
            <text:p>1.4951</text:p>
          </table:table-cell>
          <table:table-cell table:style-name="ce7" table:formula="of:=[.Y42]" office:value-type="float" office:value="1.602">
            <text:p>1.602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47942012241666">
            <text:p>1.4794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619">
            <text:p>1.61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48031617544442">
            <text:p>1.4803</text:p>
          </table:table-cell>
          <table:table-cell table:style-name="ce7" table:formula="of:=[.Y43]" office:value-type="float" office:value="1.602">
            <text:p>1.602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46477239843234">
            <text:p>1.4648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619">
            <text:p>1.61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46565957964794">
            <text:p>1.4657</text:p>
          </table:table-cell>
          <table:table-cell table:style-name="ce7" table:formula="of:=[.Y44]" office:value-type="float" office:value="1.602">
            <text:p>1.602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45026970141816">
            <text:p>1.450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89619">
            <text:p>789619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77468">
            <text:p>227746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2015／06／16</text:date>, <text:time>15:23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6T15:23:30.87</dc:date>
    <meta:editing-duration>P49DT11H36M58S</meta:editing-duration>
    <meta:editing-cycles>170</meta:editing-cycles>
    <meta:generator>OpenOffice/4.1.1$Win32 OpenOffice.org_project/411m6$Build-9775</meta:generator>
    <meta:document-statistic meta:table-count="9" meta:cell-count="4913" meta:object-count="0"/>
  </office:meta>
</office:document-meta>
</file>